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</text:span><text:span text:style-name="T5">]&gt;&gt;&lt;&lt;[</text:span><text:span text:style-name="T6">Product</text:span><text:span text:style-name="T7">Name</text:span><text:span text:style-name="T8">]&gt;&gt;</text:span></text:p>
        </text:list-item>
      </text:list>
      <text:p text:style-name="Normal"><text:span text:style-name="T9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7:00Z</meta:creation-date>
    <dc:date>2015-12-14T06:57:00Z</dc: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1" meta:row-count="1" meta:non-whitespace-character-count="87"/>
  </office:meta>
</office:document-meta>
</file>